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 fo:text-align="center" style:justify-single-word="false"/>
      <style:text-properties fo:font-weight="bold" officeooo:rsid="00032d4e" officeooo:paragraph-rsid="00032d4e" style:font-weight-asian="bold" style:font-weight-complex="bold"/>
    </style:style>
    <style:style style:name="P2" style:family="paragraph" style:parent-style-name="Standard">
      <style:paragraph-properties fo:margin-top="0cm" fo:margin-bottom="0.499cm" style:contextual-spacing="false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5">
      <style:paragraph-properties fo:margin-top="0cm" fo:margin-bottom="0cm" style:contextual-spacing="false"/>
    </style:style>
    <style:style style:name="P8" style:family="paragraph" style:parent-style-name="Text_20_body" style:list-style-name="L6"/>
    <style:style style:name="P9" style:family="paragraph" style:parent-style-name="Text_20_body" style:list-style-name="L7">
      <style:paragraph-properties fo:margin-top="0cm" fo:margin-bottom="0cm" style:contextual-spacing="false"/>
    </style:style>
    <style:style style:name="P10" style:family="paragraph" style:parent-style-name="Text_20_body" style:list-style-name="L8"/>
    <style:style style:name="P11" style:family="paragraph" style:parent-style-name="Text_20_body" style:list-style-name="L9">
      <style:paragraph-properties fo:margin-top="0cm" fo:margin-bottom="0cm" style:contextual-spacing="false"/>
    </style:style>
    <style:style style:name="P12" style:family="paragraph" style:parent-style-name="Text_20_body" style:list-style-name="L10"/>
    <style:style style:name="P13" style:family="paragraph" style:parent-style-name="Text_20_body" style:list-style-name="L11">
      <style:paragraph-properties fo:margin-top="0cm" fo:margin-bottom="0cm" style:contextual-spacing="false"/>
    </style:style>
    <style:style style:name="P14" style:family="paragraph" style:parent-style-name="Text_20_body" style:list-style-name="L12"/>
    <style:style style:name="P15" style:family="paragraph" style:parent-style-name="Text_20_body" style:list-style-name="L13">
      <style:paragraph-properties fo:margin-top="0cm" fo:margin-bottom="0cm" style:contextual-spacing="false"/>
    </style:style>
    <style:style style:name="P16" style:family="paragraph" style:parent-style-name="Text_20_body" style:list-style-name="L14"/>
    <style:style style:name="P17" style:family="paragraph" style:parent-style-name="Text_20_body" style:list-style-name="L15">
      <style:paragraph-properties fo:margin-top="0cm" fo:margin-bottom="0cm" style:contextual-spacing="false"/>
    </style:style>
    <style:style style:name="P18" style:family="paragraph" style:parent-style-name="Text_20_body" style:list-style-name="L16"/>
    <style:style style:name="P19" style:family="paragraph" style:parent-style-name="Text_20_body" style:list-style-name="L17">
      <style:paragraph-properties fo:margin-top="0cm" fo:margin-bottom="0cm" style:contextual-spacing="false"/>
    </style:style>
    <style:style style:name="P20" style:family="paragraph" style:parent-style-name="Text_20_body" style:list-style-name="L18"/>
    <style:style style:name="P21" style:family="paragraph" style:parent-style-name="Text_20_body" style:list-style-name="L19">
      <style:paragraph-properties fo:margin-top="0cm" fo:margin-bottom="0cm" style:contextual-spacing="false"/>
    </style:style>
    <style:style style:name="T1" style:family="text">
      <style:text-properties officeooo:rsid="00032d4e"/>
    </style:style>
    <style:style style:name="T2" style:family="text">
      <style:text-properties officeooo:rsid="0003402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per 2</text:p>
      <text:p text:style-name="P2"><text:span text:style-name="T1">1- </text:span>Despite my seniority, loyalty and hard-work, the ------<text:span text:style-name="T2">B</text:span>------- to the position of account manager was offered to my colleague who is often late and never meets dealines. </text:p>
      <text:list text:style-name="L1">
        <text:list-header>
          <text:p text:style-name="P3"><text:span text:style-name="T1">a- </text:span> permission <text:s text:c="3"/><text:span text:style-name="T1">b-</text:span> promotion<text:bookmark text:name="Q_0_2"/> <text:s text:c="4"/><text:span text:style-name="T1">c- </text:span>divisio<text:span text:style-name="T1">n <text:s text:c="5"/>d- </text:span> submission</text:p>
        </text:list-header>
      </text:list>
      <text:list text:style-name="L2">
        <text:list-header>
          <text:p text:style-name="P4"/>
          <text:p text:style-name="P4"><text:bookmark text:name="Q_1"/><text:span text:style-name="T1">2- </text:span>We couldn't enjoy our holiday because it was raining --------<text:span text:style-name="T2">B</text:span>-------- the month.</text:p>
        </text:list-header>
      </text:list>
      <text:list text:style-name="L3">
        <text:list-header>
          <text:p text:style-name="P5"><text:bookmark text:name="Q_1_01"/><text:span text:style-name="T1">a- </text:span>  during<text:bookmark text:name="Q_1_1"/> <text:s text:c="5"/><text:span text:style-name="T1">b-</text:span>  along<text:bookmark text:name="Q_1_2"/> <text:s text:c="4"/><text:span text:style-name="T1">c-</text:span>  through<text:bookmark text:name="Q_1_3"/><text:bookmark text:name="Q_11"/> <text:s text:c="4"/><text:span text:style-name="T1">d-</text:span>  in</text:p>
          <text:p text:style-name="P5"/>
        </text:list-header>
      </text:list>
      <text:list text:style-name="L4">
        <text:list-header>
          <text:p text:style-name="P6"><text:bookmark text:name="Q_2"/><text:span text:style-name="T1">3- </text:span>Employees who work ----<text:span text:style-name="T2">C</text:span>---- and get good results will be awarded at the end of the year.</text:p>
        </text:list-header>
      </text:list>
      <text:list text:style-name="L5">
        <text:list-header>
          <text:p text:style-name="P7"><text:span text:style-name="T1">a- </text:span> hardly<text:bookmark text:name="Q_2_1"/> <text:s text:c="4"/><text:span text:style-name="T1">b- </text:span>hardest<text:bookmark text:name="Q_2_2"/> <text:s text:c="6"/><text:span text:style-name="T1">c- </text:span>hard<text:bookmark text:name="Q_2_3"/><text:bookmark text:name="Q_21"/> <text:s text:c="5"/><text:span text:style-name="T1">d- </text:span>hardestly</text:p>
          <text:p text:style-name="P7"/>
        </text:list-header>
      </text:list>
      <text:list text:style-name="L6">
        <text:list-header>
          <text:p text:style-name="P8"><text:bookmark text:name="Q_3"/><text:span text:style-name="T1">4- </text:span>I am ----------<text:span text:style-name="T2">C</text:span>-------- to apply for the position of systems and network admin in your company. </text:p>
        </text:list-header>
      </text:list>
      <text:list text:style-name="L7">
        <text:list-header>
          <text:p text:style-name="P9"><text:span text:style-name="T1">a- </text:span> respected<text:bookmark text:name="Q_3_1"/> <text:s text:c="4"/><text:span text:style-name="T1">b- </text:span>expressed <text:s text:c="5"/><text:span text:style-name="T1">c- </text:span> pleased <text:s text:c="5"/><text:span text:style-name="T1">d- </text:span> pleasure</text:p>
          <text:p text:style-name="P9"/>
        </text:list-header>
      </text:list>
      <text:list text:style-name="L8">
        <text:list-header>
          <text:p text:style-name="P10"><text:bookmark text:name="Q_4"/><text:span text:style-name="T1">5- </text:span>When I wanted to --------<text:span text:style-name="T2">C</text:span>------------- my duties after an extended sick leave, I was informed that I should look for work in another department, which I refused.</text:p>
        </text:list-header>
      </text:list>
      <text:list text:style-name="L9">
        <text:list-header>
          <text:p text:style-name="P11"><text:bookmark text:name="Q_4_01"/><text:span text:style-name="T1">a- </text:span>  withdraw <text:s text:c="4"/><text:span text:style-name="T1">b- </text:span> functio<text:bookmark text:name="Q_4_2"/><text:span text:style-name="T1">n <text:s text:c="3"/>c- </text:span>  resume <text:s text:c="5"/><text:span text:style-name="T1">d-</text:span> gather</text:p>
          <text:p text:style-name="P11"/>
        </text:list-header>
      </text:list>
      <text:list text:style-name="L10">
        <text:list-header>
          <text:p text:style-name="P12"><text:bookmark text:name="Q_5"/><text:span text:style-name="T1">6- </text:span>If I can be of any further -----------<text:span text:style-name="T2">B</text:span>--------- please feel free to contact me by e-mail or phone.</text:p>
        </text:list-header>
      </text:list>
      <text:list text:style-name="L11">
        <text:list-header>
          <text:p text:style-name="P13"><text:bookmark text:name="Q_5_01"/><text:span text:style-name="T1">a- </text:span>assist <text:s text:c="5"/><text:span text:style-name="T1">b-</text:span> assistance <text:s text:c="4"/><text:span text:style-name="T1">c-</text:span> assisted<text:bookmark text:name="Q_5_3"/><text:bookmark text:name="Q_51"/> <text:s text:c="5"/><text:span text:style-name="T1">d- </text:span>assisting</text:p>
          <text:p text:style-name="P13"/>
        </text:list-header>
      </text:list>
      <text:list text:style-name="L12">
        <text:list-header>
          <text:p text:style-name="P14"><text:bookmark text:name="Q_6"/><text:span text:style-name="T1">7- </text:span>We are pleased to announce that we owe our recent change in -------<text:span text:style-name="T2">C</text:span>-------- to the new marketing strategies proposed by our new marketing manager.</text:p>
        </text:list-header>
      </text:list>
      <text:list text:style-name="L13">
        <text:list-header>
          <text:p text:style-name="P15"><text:span text:style-name="T1">a- </text:span> profitable <text:s text:c="4"/><text:span text:style-name="T1">b-</text:span> profited <text:s text:c="4"/><text:span text:style-name="T1">c- </text:span> profitability<text:bookmark text:name="Q_6_3"/><text:bookmark text:name="Q_61"/> <text:s text:c="5"/><text:span text:style-name="T1">d- </text:span>to profit</text:p>
          <text:p text:style-name="P15"/>
        </text:list-header>
      </text:list>
      <text:list text:style-name="L14">
        <text:list-header>
          <text:p text:style-name="P16"><text:bookmark text:name="Q_7"/><text:span text:style-name="T1">8- </text:span>Neither blue collar -----<text:span text:style-name="T2">C</text:span>---------- white collar employees will be able to exercise any rights under the new policy. </text:p>
        </text:list-header>
      </text:list>
      <text:list text:style-name="L15">
        <text:list-header>
          <text:p text:style-name="P17"><text:span text:style-name="T1">a- </text:span> yet <text:s text:c="4"/><text:span text:style-name="T1">b- </text:span> and <text:s text:c="5"/><text:span text:style-name="T1">c- </text:span> nor <text:s text:c="4"/><text:span text:style-name="T1">d-</text:span> or</text:p>
          <text:p text:style-name="P17"/>
        </text:list-header>
      </text:list>
      <text:list text:style-name="L16">
        <text:list-header>
          <text:p text:style-name="P18"><text:bookmark text:name="Q_8"/><text:span text:style-name="T1">9- </text:span>According to the sales rep, the new machines are easy to maintain and require ---------<text:span text:style-name="T2">C</text:span>------------ repairs.</text:p>
        </text:list-header>
      </text:list>
      <text:list text:style-name="L17">
        <text:list-header>
          <text:p text:style-name="P19"><text:span text:style-name="T1">a- </text:span> often <text:s text:c="4"/><text:span text:style-name="T1">b- </text:span> any<text:bookmark text:name="Q_8_2"/> <text:s text:c="5"/><text:span text:style-name="T1">c- </text:span>fe<text:bookmark text:name="Q_8_3"/><text:bookmark text:name="Q_81"/>w <text:s text:c="7"/><text:span text:style-name="T1">d- </text:span>little</text:p>
          <text:p text:style-name="P19"/>
        </text:list-header>
      </text:list>
      <text:list text:style-name="L18">
        <text:list-header>
          <text:p text:style-name="P20"><text:bookmark text:name="Q_9"/><text:span text:style-name="T1">10- </text:span>At last, after three-hour discussion the board have agreed -------<text:span text:style-name="T2">D</text:span>------ a plan to open a new subsidiary in South Corea. </text:p>
        </text:list-header>
      </text:list>
      <text:list text:style-name="L19">
        <text:list-header>
          <text:p text:style-name="P21"><text:span text:style-name="T1">a- </text:span> from<text:bookmark text:name="Q_9_1"/> <text:s text:c="5"/><text:span text:style-name="T1">b- </text:span>for  <text:s text:c="5"/><text:span text:style-name="T1">c- </text:span>by <text:s text:c="6"/><text:span text:style-name="T1">d-</text:span> upon 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10-23T13:30:30.678000000</meta:creation-date>
    <meta:print-date>2017-10-23T13:37:10.186000000</meta:print-date>
    <dc:date>2025-11-20T12:05:44.359883358</dc:date>
    <meta:editing-duration>PT19M6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1" meta:paragraph-count="30" meta:word-count="326" meta:character-count="1833" meta:non-whitespace-character-count="1398"/>
  </office:meta>
</office:document-meta>
</file>